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847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44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98" style:family="table-cell" style:parent-style-name="ConstantValue" style:data-style-name="N61"/>
    <style:style style:name="ce115" style:family="table-cell" style:parent-style-name="CalcResult"/>
    <style:style style:name="ce117" style:family="table-cell" style:parent-style-name="CalcBoxBottom"/>
    <style:style style:name="ce118" style:family="table-cell" style:parent-style-name="CalcResult" style:data-style-name="N0"/>
    <style:style style:name="ce119" style:family="table-cell" style:parent-style-name="CalcBoxBottom" style:data-style-name="N0"/>
    <style:style style:name="ce107" style:family="table-cell" style:parent-style-name="CalcColorBox"/>
    <style:style style:name="ce173" style:family="table-cell" style:parent-style-name="Calc"/>
    <style:style style:name="ce109" style:family="table-cell" style:parent-style-name="CalcRemark"/>
    <style:style style:name="ce120" style:family="table-cell" style:parent-style-name="CalcResult"/>
    <style:style style:name="ce121" style:family="table-cell" style:parent-style-name="Calc"/>
    <style:style style:name="ce123" style:family="table-cell" style:parent-style-name="CalcResultScientific"/>
    <style:style style:name="ce12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Calc">
      <style:text-properties style:font-name="DejaVu Sans2"/>
    </style:style>
    <style:style style:name="ce126"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PageHeading">
      <style:map style:condition="cell-content()&lt;0" style:apply-style-name="CalcError" style:base-cell-address="Planet.A1"/>
    </style:style>
    <style:style style:name="ce128" style:family="table-cell" style:parent-style-name="Input"/>
    <style:style style:name="ce129" style:family="table-cell" style:parent-style-name="Calc"/>
    <style:style style:name="ce130" style:family="table-cell" style:parent-style-name="CalcResult"/>
    <style:style style:name="ce131" style:family="table-cell" style:parent-style-name="Calc"/>
    <style:style style:name="ce132" style:family="table-cell" style:parent-style-name="Calc"/>
    <style:style style:name="ce21" style:family="table-cell" style:parent-style-name="CalcBoxBottom"/>
    <style:style style:name="ce134" style:family="table-cell" style:parent-style-name="Input">
      <style:map style:condition="cell-content()&lt;0" style:apply-style-name="CalcError" style:base-cell-address="Planet.A1"/>
    </style:style>
    <style:style style:name="ce23" style:family="table-cell" style:parent-style-name="Calc">
      <style:map style:condition="cell-content()&lt;0" style:apply-style-name="CalcError" style:base-cell-address="Planet.A1"/>
    </style:style>
    <style:style style:name="ce24" style:family="table-cell" style:parent-style-name="CalcResultScientific"/>
    <style:style style:name="ce25" style:family="table-cell" style:parent-style-name="CalcResult"/>
    <style:style style:name="ce1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Input">
      <style:map style:condition="cell-content()&lt;0" style:apply-style-name="CalcError" style:base-cell-address="Satellite.C29"/>
    </style:style>
    <style:style style:name="ce28" style:family="table-cell" style:parent-style-name="Calc">
      <style:map style:condition="cell-content()&lt;0" style:apply-style-name="CalcError" style:base-cell-address="Satellite.C29"/>
    </style:style>
    <style:style style:name="ce141" style:family="table-cell" style:parent-style-name="CalcResultScientific"/>
    <style:style style:name="ce30" style:family="table-cell" style:parent-style-name="CalcResult"/>
    <style:style style:name="ce143" style:family="table-cell" style:parent-style-name="Calc">
      <style:text-properties style:font-name="DejaVu Sans2" style:font-name-asian="DejaVu Sans2" style:font-name-complex="DejaVu Sans2"/>
    </style:style>
    <style:style style:name="ce32" style:family="table-cell" style:parent-style-name="Calc">
      <style:map style:condition="cell-content()&lt;0" style:apply-style-name="CalcError" style:base-cell-address="Compact.C10"/>
    </style:style>
    <style:style style:name="ce149" style:family="table-cell" style:parent-style-name="CalcResultScientific">
      <style:text-properties style:font-name="DejaVu Sans3" style:font-name-complex="DejaVu Sans3"/>
    </style:style>
    <style:style style:name="ce154" style:family="table-cell" style:parent-style-name="CalcResultScientific">
      <style:text-properties style:font-name="DejaVu Sans3" style:font-name-complex="DejaVu Sans3"/>
    </style:style>
    <style:style style:name="ce155" style:family="table-cell" style:parent-style-name="Calc">
      <style:text-properties style:font-name="DejaVu Sans3" style:font-name-complex="DejaVu Sans3"/>
    </style:style>
    <style:style style:name="ce36" style:family="table-cell" style:parent-style-name="Calc"/>
    <style:style style:name="ce37" style:family="table-cell" style:parent-style-name="CalcBoxBottom"/>
    <style:style style:name="ce161" style:family="table-cell" style:parent-style-name="Calc">
      <style:text-properties style:font-name-asian="DejaVu Sans"/>
    </style:style>
    <style:style style:name="ce162" style:family="table-cell" style:parent-style-name="CalcResultScientific"/>
    <style:style style:name="ce163" style:family="table-cell" style:parent-style-name="CalcResultScientific">
      <style:text-properties style:font-name="DejaVu Sans3" style:font-name-asian="DejaVu Sans3" style:font-name-complex="DejaVu Sans3"/>
    </style:style>
    <style:style style:name="ce41" style:family="table-cell" style:parent-style-name="Calc">
      <style:text-properties style:font-name="DejaVu Sans3" style:font-name-complex="DejaVu Sans3"/>
    </style:style>
    <style:style style:name="ce168" style:family="table-cell" style:parent-style-name="CalcResultScientific"/>
    <style:style style:name="ce43" style:family="table-cell" style:parent-style-name="Calc"/>
    <style:style style:name="ce44" style:family="table-cell" style:parent-style-name="CalcResult"/>
    <style:style style:name="ce45" style:family="table-cell" style:parent-style-name="CalcBoxBottom"/>
    <style:style style:name="ce46" style:family="table-cell" style:parent-style-name="CalcResultScientific"/>
    <style:style style:name="ce176" style:family="table-cell" style:parent-style-name="CalcResult" style:data-style-name="N0"/>
    <style:style style:name="ce48" style:family="table-cell" style:parent-style-name="CalcResult"/>
    <style:style style:name="ce122" style:family="table-cell" style:parent-style-name="CalcResult"/>
    <style:style style:name="ce50" style:family="table-cell" style:parent-style-name="Input"/>
    <style:style style:name="ce180" style:family="table-cell" style:parent-style-name="CalcResult">
      <style:text-properties style:font-name="DejaVu Sans3" style:font-name-complex="DejaVu Sans3"/>
    </style:style>
    <style:style style:name="ce181" style:family="table-cell" style:parent-style-name="Calc">
      <style:text-properties style:font-name="DejaVu Sans3" style:font-name-complex="DejaVu Sans3"/>
    </style:style>
    <style:style style:name="ce182" style:family="table-cell" style:parent-style-name="Calc">
      <style:text-properties style:font-name="DejaVu Sans3" style:font-name-complex="DejaVu Sans3"/>
    </style:style>
    <style:style style:name="ce54" style:family="table-cell" style:parent-style-name="CalcBoxBottom"/>
    <style:style style:name="ce55" style:family="table-cell" style:parent-style-name="CalcResult"/>
    <style:style style:name="ce56" style:family="table-cell" style:parent-style-name="CalcResultScientific"/>
    <style:style style:name="ce57" style:family="table-cell" style:parent-style-name="CalcResult"/>
    <style:style style:name="ce58" style:family="table-cell" style:parent-style-name="CalcResult" style:data-style-name="N0"/>
    <style:style style:name="ce59" style:family="table-cell" style:parent-style-name="CalcResultScientific"/>
    <style:style style:name="ce60" style:family="table-cell" style:parent-style-name="CalcResult"/>
    <style:style style:name="ce190" style:family="table-cell" style:parent-style-name="CalcSeparator"/>
    <style:style style:name="ce62" style:family="table-cell" style:parent-style-name="Calc"/>
    <style:style style:name="ce63" style:family="table-cell" style:parent-style-name="CalcBoxBottom"/>
    <style:style style:name="ce193" style:family="table-cell" style:parent-style-name="Calc" style:data-style-name="N0"/>
    <style:style style:name="ce65" style:family="table-cell" style:parent-style-name="CalcBoxBottom" style:data-style-name="N0"/>
    <style:style style:name="ce195" style:family="table-cell" style:parent-style-name="Input">
      <style:map style:condition="cell-content()&lt;0" style:apply-style-name="CalcError" style:base-cell-address="Travel.C25"/>
    </style:style>
    <style:style style:name="ce196" style:family="table-cell" style:parent-style-name="Calc">
      <style:map style:condition="cell-content()&lt;0" style:apply-style-name="CalcError" style:base-cell-address="Travel.C25"/>
    </style:style>
    <style:style style:name="ce197" style:family="table-cell" style:parent-style-name="CalcResultScientific"/>
    <style:style style:name="ce198" style:family="table-cell" style:parent-style-name="CalcResult" style:data-style-name="N0"/>
    <style:style style:name="ce70" style:family="table-cell" style:parent-style-name="Calc"/>
    <style:style style:name="ce200" style:family="table-cell" style:parent-style-name="CalcResult" style:data-style-name="N0"/>
    <style:style style:name="ce201" style:family="table-cell" style:parent-style-name="CalcResultScientific"/>
    <style:style style:name="ce202" style:family="table-cell" style:parent-style-name="CalcResult"/>
    <style:style style:name="ce203" style:family="table-cell" style:parent-style-name="CalcResult"/>
    <style:style style:name="ce204" style:family="table-cell" style:parent-style-name="CalcResult" style:data-style-name="N0"/>
    <style:style style:name="ce205" style:family="table-cell" style:parent-style-name="CalcResult"/>
    <style:style style:name="ce206"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98"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98" office:value-type="float" office:value="2.37E+019" calcext:value-type="float">
            <text:p>2,37E+19</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Label" office:value-type="string" calcext:value-type="string">
            <text:p>Moon’s binding energy</text:p>
          </table:table-cell>
          <table:table-cell table:style-name="ConstantValueScientific" office:value-type="float" office:value="1.24E+029" calcext:value-type="float">
            <text:p>1,2400E+29</text:p>
          </table:table-cell>
          <table:table-cell table:style-name="ConstantLabel" office:value-type="string" calcext:value-type="string">
            <text:p>J</text:p>
          </table:table-cell>
          <table:table-cell table:style-name="ConstantLabel"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Sun’s binding energy</text:p>
          </table:table-cell>
          <table:table-cell table:style-name="ConstantValueScientific" office:value-type="float" office:value="5.693E+041" calcext:value-type="float">
            <text:p>5,6930E+41</text:p>
          </table:table-cell>
          <table:table-cell table:style-name="ConstantLabel" office:value-type="string" calcext:value-type="string">
            <text:p>J</text:p>
          </table:table-cell>
          <table:table-cell table:style-name="ConstantLabel"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Label" office:value-type="string" calcext:value-type="string">
            <text:p>g/cm³</text:p>
          </table:table-cell>
          <table:table-cell table:number-columns-repeated="57"/>
        </table:table-row>
        <table:table-row table:style-name="ro4">
          <table:table-cell/>
          <table:table-cell table:style-name="ConstantLabel" office:value-type="string" calcext:value-type="string">
            <text:p>Neutronium enrg. dens.</text:p>
          </table:table-cell>
          <table:table-cell table:style-name="ConstantValueScientific" office:value-type="float" office:value="5E+025" calcext:value-type="float">
            <text:p>5,0000E+25</text:p>
          </table:table-cell>
          <table:table-cell table:style-name="ConstantLabel" office:value-type="string" calcext:value-type="string">
            <text:p>J/cm³</text:p>
          </table:table-cell>
          <table:table-cell table:style-name="ConstantLabel" office:value-type="string" calcext:value-type="string">
            <text:p>Neutronium half-life</text:p>
          </table:table-cell>
          <table:table-cell table:style-name="ConstantValue" office:value-type="float" office:value="611" calcext:value-type="float">
            <text:p>611</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Neutron mean lifetime</text:p>
          </table:table-cell>
          <table:table-cell table:style-name="ConstantValue" office:value-type="float" office:value="880" calcext:value-type="float">
            <text:p>880</text:p>
          </table:table-cell>
          <table:table-cell table:style-name="ConstantLabel" office:value-type="string" calcext:value-type="string">
            <text:p>s</text:p>
          </table:table-cell>
          <table:table-cell table:style-name="ConstantLabel"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ass of Giza pyramid</text:p>
          </table:table-cell>
          <table:table-cell table:style-name="ce98" office:value-type="float" office:value="5900000000" calcext:value-type="float">
            <text:p>5,90E+09</text:p>
          </table:table-cell>
          <table:table-cell table:style-name="ConstantLabel" office:value-type="string" calcext:value-type="string">
            <text:p>kg</text:p>
          </table:table-cell>
          <table:table-cell table:style-name="ConstantLabel"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Ceres’ mass</text:p>
          </table:table-cell>
          <table:table-cell table:style-name="ce98" office:value-type="float" office:value="9.3835E+020" calcext:value-type="float">
            <text:p>9,38E+20</text:p>
          </table:table-cell>
          <table:table-cell table:style-name="ConstantLabel" office:value-type="string" calcext:value-type="string">
            <text:p>kg</text:p>
          </table:table-cell>
          <table:table-cell table:style-name="ConstantLabel" office:value-type="string" calcext:value-type="string">
            <text:p>Moon’s mass</text:p>
          </table:table-cell>
          <table:table-cell table:style-name="ConstantValueScientific" office:value-type="float" office:value="7.342E+022" calcext:value-type="float">
            <text:p>7,3420E+22</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1 kiloton TNT energy</text:p>
          </table:table-cell>
          <table:table-cell table:style-name="ce98" office:value-type="float" office:value="4184000000000" calcext:value-type="float">
            <text:p>4,18E+12</text:p>
          </table:table-cell>
          <table:table-cell table:style-name="ConstantLabel" office:value-type="string" calcext:value-type="string">
            <text:p>J</text:p>
          </table:table-cell>
          <table:table-cell table:style-name="ConstantLabel"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Label" office:value-type="string" calcext:value-type="string">
            <text:p>m</text:p>
          </table:table-cel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e11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4"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e11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 office:value-type="string" calcext:value-type="string">
            <text:p>Vis. magnitude of star:</text:p>
          </table:table-cell>
          <table:table-cell table:style-name="ce118"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1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 office:value-type="string" calcext:value-type="string">
            <text:p>Luminosity difference:</text:p>
          </table:table-cell>
          <table:table-cell table:style-name="ce115" table:formula="of:=IF([.E29] &gt;= 1000; FIXED([.E29]; 0); ROUND([.E29]; 2))" office:value-type="float" office:value="85.51" calcext:value-type="float">
            <text:p>85,51</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39];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Approx. color temp.²:</text:p>
          </table:table-cell>
          <table:table-cell table:style-name="ce107"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39] &lt; 0; 0; [.E39] &gt; 255; 255; [.E39]; [.E39])" office:value-type="float" office:value="231.185188408832" calcext:value-type="float">
            <text:p>231,185188408832</text:p>
          </table:table-cell>
          <table:table-cell table:style-name="InterimResult" table:formula="of:=IFERROR([.F39];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73"/>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09"/>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09"/>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26"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e120" table:formula="of:=ROUND([.G49];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8]^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6"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e120" table:formula="of:=FIXED([.G51]; 2)" office:value-type="string" office:string-value="4,83" calcext:value-type="string">
            <text:p>4,83</text:p>
          </table:table-cell>
          <table:table-cell table:style-name="ce126" office:value-type="string" calcext:value-type="string">
            <text:p>mag</text:p>
          </table:table-cell>
          <table:table-cell table:style-name="Calc" table:number-columns-repeated="2"/>
          <table:table-cell table:style-name="InterimResult" table:formula="of:=AbsMagSun - (2.5 * LOG10([.C50]))" office:value-type="float" office:value="4.83" calcext:value-type="float">
            <text:p>4,83</text:p>
          </table:table-cell>
          <table:table-cell table:number-columns-repeated="57"/>
        </table:table-row>
        <table:table-row table:style-name="ro7">
          <table:table-cell/>
          <table:table-cell table:style-name="Calc"/>
          <table:table-cell table:style-name="ce121"/>
          <table:table-cell table:style-name="ce126"/>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e120" table:formula="of:=FIXED([.G53] * RadiusSun; 0)" office:value-type="string" office:string-value="696.340" calcext:value-type="string">
            <text:p>696.340</text:p>
          </table:table-cell>
          <table:table-cell table:style-name="ce126" office:value-type="string" calcext:value-type="string">
            <text:p>km, or</text:p>
          </table:table-cell>
          <table:table-cell table:style-name="ce120" table:formula="of:=ROUND([.G53];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8]&lt;1; [.C48]^0.8; [.C48]^0.57)" office:value-type="float" office:value="1" calcext:value-type="float">
            <text:p>1</text:p>
          </table:table-cell>
          <table:table-cell table:number-columns-repeated="57"/>
        </table:table-row>
        <table:table-row table:style-name="ro7">
          <table:table-cell/>
          <table:table-cell table:style-name="Calc"/>
          <table:table-cell table:style-name="ce120"/>
          <table:table-cell table:style-name="ce126"/>
          <table:table-cell table:style-name="ce120"/>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5];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55] &lt; 550; &quot;Y&quot;; AND([.G55] &gt;= 550; [.G55] &lt; 1300); &quot;T&quot;; AND([.G55] &gt;= 1300; [.G55] &lt; 2400); &quot;L&quot;; AND([.G55] &gt;= 2400; [.G55] &lt; 3700) ; &quot;M&quot;; AND([.G55] &gt;= 3700; [.G55] &lt; 5200); &quot;K&quot;; AND([.G55] &gt;= 5200; [.G55] &lt; 6000); &quot;G&quot;; AND([.G55] &gt;= 6000; [.G55] &lt; 7500); &quot;F&quot;; AND([.G55] &gt;= 7500; [.G55] &lt; 10000); &quot;A&quot;; AND([.G55] &gt;= 10000; [.G55] &lt; 30000); &quot;B&quot;; [.G55] &gt;= 30000; &quot;O&quot;)" office:value-type="string" office:string-value="G" calcext:value-type="string">
            <text:p>G</text:p>
          </table:table-cell>
          <table:table-cell table:style-name="Calc"/>
          <table:table-cell table:style-name="InterimResult" table:formula="of:=TemperatureSun * ([.C48]^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e120" table:formula="of:=IF([.G56] &gt;= 1000; FIXED([.G56]; 0); ROUND([.G56]; 3))" office:value-type="float" office:value="0.953" calcext:value-type="float">
            <text:p>0,953</text:p>
          </table:table-cell>
          <table:table-cell table:style-name="Calc" office:value-type="string" calcext:value-type="string">
            <text:p>AU to</text:p>
          </table:table-cell>
          <table:table-cell table:style-name="ce120" table:formula="of:=IF([.G57] &gt;= 1000; FIXED([.G57]; 0); ROUND([.G57]; 3))" office:value-type="float" office:value="1.374" calcext:value-type="float">
            <text:p>1,374</text:p>
          </table:table-cell>
          <table:table-cell table:style-name="Calc" office:value-type="string" calcext:value-type="string">
            <text:p>AU</text:p>
          </table:table-cell>
          <table:table-cell table:style-name="InterimResult" table:formula="of:=SQRT([.C50]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e120" table:formula="of:=FIXED([.G56]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5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0]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e123" table:formula="of:=[.G59]"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8])^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49:Star.C49 Star.C51:Star.C54 Star.C56:Star.C59 Star.E53:Star.E58">
            <calcext:condition calcext:apply-style-name="CalcError" calcext:value="is-error" calcext:base-cell-address="Star.C49"/>
          </calcext:conditional-format>
          <calcext:conditional-format calcext:target-range-address="Star.C39:Star.C42">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27"/>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Density:</text:p>
          </table:table-cell>
          <table:table-cell table:style-name="ce128"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Approx. radius:</text:p>
          </table:table-cell>
          <table:table-cell table:style-name="ce130"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7">
          <table:table-cell/>
          <table:table-cell table:style-name="Calc" office:value-type="string" calcext:value-type="string">
            <text:p>Gravitational acc.:</text:p>
          </table:table-cell>
          <table:table-cell table:style-name="ce130" table:formula="of:=ROUND([.G13]; 2)" office:value-type="float" office:value="9.82" calcext:value-type="float">
            <text:p>9,82</text:p>
          </table:table-cell>
          <table:table-cell table:style-name="Calc" office:value-type="string" calcext:value-type="string">
            <text:p>m/s² or</text:p>
          </table:table-cell>
          <table:table-cell table:style-name="ce130"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7">
          <table:table-cell/>
          <table:table-cell table:style-name="Calc" office:value-type="string" calcext:value-type="string">
            <text:p>Escape velocity:</text:p>
          </table:table-cell>
          <table:table-cell table:style-name="ce130"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1"/>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Roche limit¹:</text:p>
          </table:table-cell>
          <table:table-cell table:style-name="ce130"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2"/>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1"/>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ce134"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3"/>
          <table:table-cell table:style-name="Calc"/>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e24"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e25"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5"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Habitable zone:</text:p>
          </table:table-cell>
          <table:table-cell table:style-name="ce130"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130"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text:s text:c="4"/>or</text:p>
          </table:table-cell>
          <table:table-cell table:style-name="ce130"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130"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Effective temperature:</text:p>
          </table:table-cell>
          <table:table-cell table:style-name="ce25" table:formula="of:=FIXED([.G44]; 1)" office:value-type="string" office:string-value="254,0" calcext:value-type="string">
            <text:p>254,0</text:p>
          </table:table-cell>
          <table:table-cell table:style-name="Calc" office:value-type="string" calcext:value-type="string">
            <text:p>K or</text:p>
          </table:table-cell>
          <table:table-cell table:style-name="ce25"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urface temperature:</text:p>
          </table:table-cell>
          <table:table-cell table:style-name="ce25" table:formula="of:=FIXED([.G45]; 1)" office:value-type="string" office:string-value="287,5" calcext:value-type="string">
            <text:p>287,5</text:p>
          </table:table-cell>
          <table:table-cell table:style-name="Calc" office:value-type="string" calcext:value-type="string">
            <text:p>K or</text:p>
          </table:table-cell>
          <table:table-cell table:style-name="ce25"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Direct sun illum.²:</text:p>
          </table:table-cell>
          <table:table-cell table:style-name="ce25" table:formula="of:=COM.MICROSOFT.IFS([.H47] &lt; 10; ROUND([.H47]; 4); [.H47] &lt; 100; ROUND([.H47]; 2); [.H47] &gt;= 100; FIXED([.H47]; 0))" office:value-type="string" office:string-value="400.000" calcext:value-type="string">
            <text:p>400.000</text:p>
          </table:table-cell>
          <table:table-cell table:style-name="ce116" office:value-type="string" calcext:value-type="string">
            <text:p>× full Moon or</text:p>
          </table:table-cell>
          <table:table-cell table:style-name="ce25" table:formula="of:=COM.MICROSOFT.IFS([.I47] &lt; 10; ROUND([.I47]; 4); [.I47] &lt; 100; ROUND([.I47]; 2); [.I47] &gt;= 100; FIXED([.I47]; 0))" office:value-type="string" office:string-value="10.000" calcext:value-type="string">
            <text:p>10.000</text:p>
          </table:table-cell>
          <table:table-cell table:style-name="ce13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7">
          <table:table-cell/>
          <table:table-cell table:style-name="Calc"/>
          <table:table-cell table:style-name="ce25"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5" table:formula="of:=COM.MICROSOFT.IFS([.I48] &lt; 10; ROUND([.I48]; 4); [.I48] &lt; 100; ROUND([.I48]; 2); [.I48] &gt;= 100; FIXED([.I48]; 0))" office:value-type="float" office:value="5" calcext:value-type="float">
            <text:p>5</text:p>
          </table:table-cell>
          <table:table-cell table:style-name="ce116"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7">
          <table:table-cell/>
          <table:table-cell table:style-name="Calc"/>
          <table:table-cell table:style-name="ce25" table:formula="of:=COM.MICROSOFT.IFS([.G47] &lt; 10; ROUND([.G47]; 4); [.G47] &lt; 100; ROUND([.G47]; 2); [.G47] &gt;= 100; FIXED([.G47]; 0))" office:value-type="float" office:value="1" calcext:value-type="float">
            <text:p>1</text:p>
          </table:table-cell>
          <table:table-cell table:style-name="ce116" office:value-type="string" calcext:value-type="string">
            <text:p>× direct sun or</text:p>
          </table:table-cell>
          <table:table-cell table:style-name="ce25"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e134"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ce134"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3"/>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43"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6"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6"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6"/>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6" office:value-type="string" calcext:value-type="string">
            <text:p>lux or</text:p>
          </table:table-cell>
          <table:table-cell table:style-name="CalcResult" table:formula="of:=FIXED([.H17]; 2)" office:value-type="string" office:string-value="-12,74" calcext:value-type="string">
            <text:p>-12,74</text:p>
          </table:table-cell>
          <table:table-cell table:style-name="ce116"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6"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6"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6"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6"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43"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ce13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8"/>
          <table:table-cell table:style-name="Calc"/>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e14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e30" table:formula="of:=COM.MICROSOFT.CONCAT(FIXED([.E32]; 0); &quot;d &quot;; [.F32]; &quot;h &quot;; [.G32]; &quot;m &quot;; [.H32]; &quot;s&quot;)" office:value-type="string" office:string-value="27d 10h 50m 39s" calcext:value-type="string">
            <text:p>27d 10h 50m 39s</text:p>
          </table:table-cell>
          <table:table-cell table:style-name="ce2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5" calcext:value-type="float">
            <text:p>5</text:p>
          </table:table-cell>
          <table:table-cell table:style-name="ce161" office:value-type="string" calcext:value-type="string">
            <text:p>M☉, equivalent to</text:p>
          </table:table-cell>
          <table:table-cell table:style-name="ce162"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32"/>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Schwarzschild radius:</text:p>
          </table:table-cell>
          <table:table-cell table:style-name="ce149"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162"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7">
          <table:table-cell/>
          <table:table-cell table:style-name="Calc" office:value-type="string" calcext:value-type="string">
            <text:p>Photon sphere radius¹:</text:p>
          </table:table-cell>
          <table:table-cell table:style-name="ce149"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162"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7">
          <table:table-cell/>
          <table:table-cell table:style-name="Calc" office:value-type="string" calcext:value-type="string">
            <text:p>ISCO²:</text:p>
          </table:table-cell>
          <table:table-cell table:style-name="ce149"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162"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7">
          <table:table-cell/>
          <table:table-cell table:style-name="Calc" office:value-type="string" calcext:value-type="string">
            <text:p>Lifetime:</text:p>
          </table:table-cell>
          <table:table-cell table:style-name="ce154"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62"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55"/>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36"/>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36"/>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37"/>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e16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41"/>
          <table:table-cell table:style-name="Calc" table:number-columns-repeated="3"/>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e168"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e168" table:formula="of:=IF([.G15] &lt; 10^9; FIXED([.G15]; 3); [.G15])" office:value-type="float" office:value="9162978572.97023" calcext:value-type="float">
            <text:p>9,16E+09</text:p>
          </table:table-cell>
          <table:table-cell table:style-name="Calc" office:value-type="string" calcext:value-type="string">
            <text:p><text:span text:style-name="T3">×</text:span> lightning bolt or</text:p>
          </table:table-cell>
          <table:table-cell table:style-name="ce168"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8">
          <table:table-cell/>
          <table:table-cell table:style-name="Calc"/>
          <table:table-cell table:style-name="ce168"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68"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e168"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68"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e44"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76"/>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e44"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4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45"/>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22"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e46" table:formula="of:=[.G28]" office:value-type="float" office:value="4.8E+017" calcext:value-type="float">
            <text:p>4,80E+17</text:p>
          </table:table-cell>
          <table:table-cell table:style-name="Calc" office:value-type="string" calcext:value-type="string">
            <text:p>kg, corresponding to</text:p>
          </table:table-cell>
          <table:table-cell table:style-name="ce46"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e46"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46"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e46"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46"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e46"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46"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e46"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e46" table:formula="of:=IF([.G34] &lt; 10^9; FIXED([.G34]; 2); [.G34])" office:value-type="float" office:value="793650793650794" calcext:value-type="float">
            <text:p>7,94E+14</text:p>
          </table:table-cell>
          <table:table-cell table:style-name="ce116" office:value-type="string" calcext:value-type="string">
            <text:p>× Hiroshima bomb or</text:p>
          </table:table-cell>
          <table:table-cell table:style-name="ce46" table:formula="of:=IF([.H34] &lt; 10^9; FIXED([.H34]; 2);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e46" table:formula="of:=IF([.G35] &lt; 10^9; FIXED([.G35]; 2); [.G35])"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46" table:formula="of:=IF([.H35] &lt; 10^9; FIXED([.H35]; 2); [.H35])" office:value-type="string" office:string-value="5.000,00" calcext:value-type="string">
            <text:p>5.000,00</text:p>
          </table:table-cell>
          <table:table-cell table:style-name="ce116"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e46" table:formula="of:=IF([.G36] &lt; 10^9; FIXED([.G36]; 2); [.G36])" office:value-type="string" office:string-value="0,40" calcext:value-type="string">
            <text:p>0,40</text:p>
          </table:table-cell>
          <table:table-cell table:style-name="ce138" office:value-type="string" calcext:value-type="string">
            <text:p>× Moon destruction or</text:p>
          </table:table-cell>
          <table:table-cell table:style-name="ce46" table:formula="of:=IF([.H36] &lt; 10^9; FIXED([.H36]; 2); [.H36])" office:value-type="string" office:string-value="0,00" calcext:value-type="string">
            <text:p>0,00</text:p>
          </table:table-cell>
          <table:table-cell table:style-name="ce13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e46" table:formula="of:=IF([.G37] &lt; 10^9; FIXED([.G37]; 2); [.G37])" office:value-type="string" office:string-value="0,00" calcext:value-type="string">
            <text:p>0,00</text:p>
          </table:table-cell>
          <table:table-cell table:style-name="ce138" office:value-type="string" calcext:value-type="string">
            <text:p>× Jupiter destruction or</text:p>
          </table:table-cell>
          <table:table-cell table:style-name="ce46" table:formula="of:=IF([.H37] &lt; 10^9; FIXED([.H37]; 2); [.H37])" office:value-type="string" office:string-value="0,00" calcext:value-type="string">
            <text:p>0,00</text:p>
          </table:table-cell>
          <table:table-cell table:style-name="ce13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ce5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ce50" office:value-type="float" office:value="1" calcext:value-type="float">
            <text:p>1</text:p>
          </table:table-cell>
          <table:table-cell table:style-name="Calc" office:value-type="string" calcext:value-type="string">
            <text:p>g, or</text:p>
          </table:table-cell>
          <table:table-cell table:style-name="ce55"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e180"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81"/>
          <table:table-cell table:style-name="Calc" table:number-columns-repeated="3"/>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82"/>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54"/>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e56"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e56"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ron content⁵:</text:p>
          </table:table-cell>
          <table:table-cell table:style-name="ce56"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57" table:formula="of:=COM.MICROSOFT.IFS([.E20] &lt; 10; ROUND([.E20]; 4); [.E20] &lt; 100; ROUND([.E20]; 2); [.E20] &lt; 10^9; FIXED([.E20]; 0); [.E20] &gt;= 10^9; [.E20])" office:value-type="string" office:string-value="78.337" calcext:value-type="string">
            <text:p>78.337</text:p>
          </table:table-cell>
          <table:table-cell table:style-name="ce116"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57" table:formula="of:=COM.MICROSOFT.IFS([.E21] &lt; 10; ROUND([.E21]; 4); [.E21] &lt; 100; ROUND([.E21]; 2); [.E21] &lt; 10^9; FIXED([.E21]; 0); [.E21] &gt;= 10^9; [.E21])" office:value-type="string" office:string-value="6.229" calcext:value-type="string">
            <text:p>6.229</text:p>
          </table:table-cell>
          <table:table-cell table:style-name="ce116"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57" table:formula="of:=COM.MICROSOFT.IFS([.E22] &lt; 10; ROUND([.E22]; 4); [.E22] &lt; 100; ROUND([.E22]; 2); [.E22] &lt; 10^9; FIXED([.E22]; 0); [.E22] &gt;= 10^9; [.E22])" office:value-type="string" office:string-value="1.502" calcext:value-type="string">
            <text:p>1.502</text:p>
          </table:table-cell>
          <table:table-cell table:style-name="ce116"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58" table:formula="of:=COM.MICROSOFT.IFS([.E23] &lt; 10; ROUND([.E23]; 4); [.E23] &lt; 100; ROUND([.E23]; 2); [.E23] &lt; 10^9; FIXED([.E23]; 0); [.E23] &gt;= 10^9; [.E23])" office:value-type="float" office:value="0" calcext:value-type="float">
            <text:p>0</text:p>
          </table:table-cell>
          <table:table-cell table:style-name="ce116"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57" table:formula="of:=COM.MICROSOFT.IFS([.E24] &lt; 10; ROUND([.E24]; 4); [.E24] &lt; 100; ROUND([.E24]; 2); [.E24] &lt; 10^9; FIXED([.E24]; 0); [.E24] &gt;= 10^9; [.E24])" office:value-type="float" office:value="0" calcext:value-type="float">
            <text:p>0</text:p>
          </table:table-cell>
          <table:table-cell table:style-name="ce116"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e59"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e60"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03"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19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62"/>
          <table:table-cell table:style-name="Calc" table:number-columns-repeated="2"/>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e62" office:value-type="string" calcext:value-type="string">
            <text:p>parsec =</text:p>
          </table:table-cell>
          <table:table-cell table:style-name="ce203"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63"/>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e193" office:value-type="string" calcext:value-type="string">
            <text:p>parsec/h =</text:p>
          </table:table-cell>
          <table:table-cell table:style-name="ce204"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65"/>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7">
          <table:table-cell/>
          <table:table-cell table:style-name="Calc" office:value-type="string" calcext:value-type="string">
            <text:p>Distance:</text:p>
          </table:table-cell>
          <table:table-cell table:style-name="ce195"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196"/>
          <table:table-cell table:style-name="Calc"/>
          <table:table-cell table:style-name="InterimResult" table:number-columns-repeated="4"/>
          <table:table-cell table:number-columns-repeated="56"/>
        </table:table-row>
        <table:table-row table:style-name="ro7">
          <table:table-cell/>
          <table:table-cell table:style-name="Calc" office:value-type="string" calcext:value-type="string">
            <text:p>Travel time:</text:p>
          </table:table-cell>
          <table:table-cell table:style-name="ce19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7">
          <table:table-cell/>
          <table:table-cell table:style-name="Calc" office:value-type="string" calcext:value-type="string">
            <text:p><text:s text:c="4"/>or</text:p>
          </table:table-cell>
          <table:table-cell table:style-name="ce19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62"/>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70"/>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63"/>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196"/>
          <table:table-cell table:style-name="Calc"/>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e200" table:formula="of:=ROUND([.E38]; 4)" office:value-type="float" office:value="1.1547" calcext:value-type="float">
            <text:p>1,1547</text:p>
          </table:table-cell>
          <table:table-cell table:style-name="ce116"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e200" table:formula="of:=ROUND(1 / [.E38]; 4)" office:value-type="float" office:value="0.866" calcext:value-type="float">
            <text:p>0,866</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e205"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e205"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02"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ce195" office:value-type="float" office:value="11200" calcext:value-type="float">
            <text:p>11200</text:p>
          </table:table-cell>
          <table:table-cell table:style-name="Calc" office:value-type="string" calcext:value-type="string">
            <text:p>m/s or</text:p>
          </table:table-cell>
          <table:table-cell table:style-name="ce202"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eleration:</text:p>
          </table:table-cell>
          <table:table-cell table:style-name="ce195" office:value-type="float" office:value="49" calcext:value-type="float">
            <text:p>49</text:p>
          </table:table-cell>
          <table:table-cell table:style-name="Calc" office:value-type="string" calcext:value-type="string">
            <text:p>m/s² or</text:p>
          </table:table-cell>
          <table:table-cell table:style-name="ce202"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196"/>
          <table:table-cell table:style-name="Calc"/>
          <table:table-cell table:style-name="ce206"/>
          <table:table-cell table:style-name="Calc"/>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e201" table:formula="of:=IF([.G58] &lt; 10^9; FIXED([.G58]; 0); [.G58])" office:value-type="string" office:string-value="229" calcext:value-type="string">
            <text:p>229</text:p>
          </table:table-cell>
          <table:table-cell table:style-name="ce206" office:value-type="string" calcext:value-type="string">
            <text:p>s or</text:p>
          </table:table-cell>
          <table:table-cell table:style-name="ce202"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e202" table:formula="of:=IF([.G59] &lt; 10^9; FIXED([.G59]; 0); [.G59])" office:value-type="string" office:string-value="1.280.000" calcext:value-type="string">
            <text:p>1.280.000</text:p>
          </table:table-cell>
          <table:table-cell table:style-name="ce206" office:value-type="string" calcext:value-type="string">
            <text:p>m or</text:p>
          </table:table-cell>
          <table:table-cell table:style-name="ce202"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5cm" fo:padding-right="0.049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7">00.00.0000</text:date>, <text:time style:data-style-name="N2" text:time-value="03:29:49.57625270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78" meta:object-count="0"/>
  </office:meta>
</office:document-meta>
</file>